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4e9de" officeooo:paragraph-rsid="0004e9de"/>
    </style:style>
    <style:style style:name="P2" style:family="paragraph" style:parent-style-name="Standard">
      <style:text-properties officeooo:rsid="0004e9de" officeooo:paragraph-rsid="0004e9de"/>
    </style:style>
    <style:style style:name="P3" style:family="paragraph" style:parent-style-name="Standard">
      <style:text-properties style:text-underline-style="none" officeooo:rsid="0006cb63" officeooo:paragraph-rsid="0004e9de"/>
    </style:style>
    <style:style style:name="P4" style:family="paragraph" style:parent-style-name="Standard">
      <style:text-properties style:text-underline-style="none" officeooo:rsid="0006cb63" officeooo:paragraph-rsid="0004e9d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For Gtk4 library References</text:p>
      <text:p text:style-name="P2"><text:a xlink:type="simple" xlink:href="https://docs.gtk.org/gtk4/" text:style-name="Internet_20_link" text:visited-style-name="Visited_20_Internet_20_Link"><text:span text:style-name="T2">https://docs.gtk.org/gtk4/</text:span></text:a></text:p>
      <text:p text:style-name="P3"><text:a xlink:type="simple" xlink:href="https://devdocs.io/gtk~4.0/" text:style-name="Internet_20_link" text:visited-style-name="Visited_20_Internet_20_Link">https://devdocs.io/gtk~4.0/</text:a></text:p>
      <text:p text:style-name="P3"><text:a xlink:type="simple" xlink:href="https://wiki.gnome.org/HowDoI/Buttons" text:style-name="Internet_20_link" text:visited-style-name="Visited_20_Internet_20_Link">https://wiki.gnome.org/HowDoI/Buttons</text:a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9de" officeooo:paragraph-rsid="0004e9de"/>
    </style:style>
    <style:style style:name="MT1" style:family="text">
      <style:text-properties fo:font-size="20pt" fo:font-weight="bold" style:font-size-asian="20pt" style:font-weight-asian="bold" style:font-size-complex="20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Reference Used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0:22:56.261799022</meta:creation-date>
    <dc:date>2025-10-20T00:49:10.485675199</dc:date>
    <meta:editing-duration>PT11M2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9" meta:character-count="132" meta:non-whitespace-character-count="127"/>
  </office:meta>
</office:document-meta>
</file>